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ffff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729fcf" fo:border="0.06pt solid 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111111" fo:border-right="none" fo:border-top="0.06pt solid #111111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111111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111111" style:text-align-source="fix" style:repeat-content="false" fo:border-left="0.06pt solid #111111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111111" fo:border-left="0.06pt solid #111111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111111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fo:border="0.06pt solid #ffffff"/>
      <style:text-properties fo:color="#000000"/>
    </style:style>
    <style:style style:name="ce11" style:family="table-cell" style:parent-style-name="Default">
      <style:table-cell-properties fo:background-color="#729fcf" fo:border="0.06pt solid #ffffff"/>
    </style:style>
    <style:style style:name="ce12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111111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111111" fo:border-left="none" fo:border-right="none" fo:border-top="none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none" fo:border-right="0.06pt solid #111111" fo:border-top="0.06pt solid #111111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111111" fo:border-top="none" style:vertical-align="middle"/>
    </style:style>
    <style:style style:name="ce17" style:family="table-cell" style:parent-style-name="Default">
      <style:table-cell-properties fo:border-bottom="0.06pt solid #111111" fo:border-left="none" fo:border-right="0.06pt solid #111111" fo:border-top="none" style:vertical-align="middle"/>
    </style:style>
    <style:style style:name="ce18" style:family="table-cell" style:parent-style-name="Default">
      <style:table-cell-properties fo:border-bottom="none" fo:border-left="none" fo:border-right="0.06pt solid #111111" fo:border-top="none"/>
    </style:style>
    <style:style style:name="ce19" style:family="table-cell" style:parent-style-name="Default">
      <style:table-cell-properties fo:border-bottom="none" style:text-align-source="value-type" style:repeat-content="false" fo:border-left="none" fo:border-right="0.06pt solid #111111" fo:border-top="none" style:vertical-align="middle"/>
      <style:paragraph-properties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53.77pt" svg:height="255.74pt" svg:x="909.04pt" svg:y="0pt">
            <draw:object draw:notify-on-update-of-ranges="Sheet1.A8:Sheet1.A8 Sheet1.A10:Sheet1.A10 Sheet1.A12:Sheet1.A12 Sheet1.A14:Sheet1.A14 Sheet1.E8:Sheet1.E8 Sheet1.E10:Sheet1.E10 Sheet1.E12:Sheet1.E12 Sheet1.E14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912.53pt" svg:y="270.09pt">
            <draw:object draw:notify-on-update-of-ranges="Sheet1.A22:Sheet1.A22 Sheet1.A24:Sheet1.A24 Sheet1.A26:Sheet1.A26 Sheet1.A28:Sheet1.A28 Sheet1.A30:Sheet1.A30 Sheet1.E22:Sheet1.E22 Sheet1.E24:Sheet1.E24 Sheet1.E26:Sheet1.E26 Sheet1.E28:Sheet1.E28 Sheet1.E30:Sheet1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914.06pt" svg:y="541.33pt">
            <draw:object draw:notify-on-update-of-ranges="Sheet1.A37:Sheet1.A37 Sheet1.A39:Sheet1.A39 Sheet1.A41:Sheet1.A41 Sheet1.A43:Sheet1.A43 Sheet1.A45:Sheet1.A45 Sheet1.E37:Sheet1.E37 Sheet1.E39:Sheet1.E39 Sheet1.E41:Sheet1.E41 Sheet1.E43:Sheet1.E43 Sheet1.E45:Sheet1.E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17.97pt" svg:y="830.64pt">
            <draw:object draw:notify-on-update-of-ranges="Sheet1.A53:Sheet1.A53 Sheet1.A55:Sheet1.A55 Sheet1.A57:Sheet1.A57 Sheet1.A59:Sheet1.A59 Sheet1.E53:Sheet1.E53 Sheet1.E55:Sheet1.E55 Sheet1.E57:Sheet1.E57 Sheet1.E59:Sheet1.E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º total de bits</text:p>
          </table:table-cell>
          <table:table-cell table:style-name="ce10" office:value-type="float" office:value="87744" calcext:value-type="float">
            <text:p>8774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º total de bytes</text:p>
          </table:table-cell>
          <table:table-cell table:style-name="ce11" office:value-type="float" office:value="10968" calcext:value-type="float">
            <text:p>1096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 (baudrate)</text:p>
          </table:table-cell>
          <table:table-cell table:style-name="ce11" office:value-type="float" office:value="38400" calcext:value-type="float">
            <text:p>384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amanho de cada pacote (bytes)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Probabilidade de erro (%bcc1 + %bcc2)</text:p>
          </table:table-cell>
          <table:table-cell table:style-name="ce12" office:value-type="string" calcext:value-type="string">
            <text:p>Tempo (s)</text:p>
          </table:table-cell>
          <table:table-cell table:style-name="ce12" office:value-type="string" calcext:value-type="string">
            <text:p>R (bits/tempo)</text:p>
          </table:table-cell>
          <table:table-cell table:style-name="ce12" office:value-type="string" calcext:value-type="string">
            <text:p>S (R/C)</text:p>
          </table:table-cell>
          <table:table-cell table:style-name="ce15" office:value-type="string" calcext:value-type="string">
            <text:p>S (R/C) Média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0 + 0</text:p>
          </table:table-cell>
          <table:table-cell table:style-name="ce13" office:value-type="float" office:value="3.447913" calcext:value-type="float">
            <text:p>3.447913</text:p>
          </table:table-cell>
          <table:table-cell table:formula="of:=[.B2]/[.B8]" office:value-type="float" office:value="25448.4379391243" calcext:value-type="float">
            <text:p>25448.4379391243</text:p>
          </table:table-cell>
          <table:table-cell table:formula="of:=[.C8]/[.B4]" office:value-type="float" office:value="0.66271973799803" calcext:value-type="float">
            <text:p>0.66271973799803</text:p>
          </table:table-cell>
          <table:table-cell table:style-name="ce16" table:formula="of:=([.D8]+[.D9])/2" office:value-type="float" office:value="0.662761164205197" calcext:value-type="float" table:number-columns-spanned="1" table:number-rows-spanned="2">
            <text:p>0.662761164205197</text:p>
          </table:table-cell>
          <table:table-cell table:number-columns-repeated="6"/>
        </table:table-row>
        <table:table-row table:style-name="ro1">
          <table:covered-table-cell/>
          <table:table-cell table:style-name="ce13" office:value-type="float" office:value="3.447482" calcext:value-type="float">
            <text:p>3.447482</text:p>
          </table:table-cell>
          <table:table-cell table:formula="of:=[.B2]/[.B9]" office:value-type="float" office:value="25451.6194718348" calcext:value-type="float">
            <text:p>25451.6194718348</text:p>
          </table:table-cell>
          <table:table-cell table:formula="of:=[.C9]/[.$B$4]" office:value-type="float" office:value="0.662802590412365" calcext:value-type="float">
            <text:p>0.662802590412365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2+2</text:p>
          </table:table-cell>
          <table:table-cell office:value-type="float" office:value="6.524625" calcext:value-type="float">
            <text:p>6.524625</text:p>
          </table:table-cell>
          <table:table-cell table:formula="of:=[.B2]/[.B10]" office:value-type="float" office:value="13448.1292028277" calcext:value-type="float">
            <text:p>13448.1292028277</text:p>
          </table:table-cell>
          <table:table-cell table:formula="of:=[.C10]/[.$B$4]" office:value-type="float" office:value="0.350211697990306" calcext:value-type="float">
            <text:p>0.350211697990306</text:p>
          </table:table-cell>
          <table:table-cell table:style-name="ce16" table:formula="of:=([.D10]+[.D11])/2" office:value-type="float" office:value="0.352318847696573" calcext:value-type="float" table:number-columns-spanned="1" table:number-rows-spanned="2">
            <text:p>0.352318847696573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.447044" calcext:value-type="float">
            <text:p>6.447044</text:p>
          </table:table-cell>
          <table:table-cell table:formula="of:=[.B2]/[.B11]" office:value-type="float" office:value="13609.9583002691" calcext:value-type="float">
            <text:p>13609.9583002691</text:p>
          </table:table-cell>
          <table:table-cell table:formula="of:=[.C11]/[.$B$4]" office:value-type="float" office:value="0.354425997402841" calcext:value-type="float">
            <text:p>0.354425997402841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4+4</text:p>
          </table:table-cell>
          <table:table-cell office:value-type="float" office:value="9.638551" calcext:value-type="float">
            <text:p>9.638551</text:p>
          </table:table-cell>
          <table:table-cell table:formula="of:=[.B2]/[.B12]" office:value-type="float" office:value="9103.44303827411" calcext:value-type="float">
            <text:p>9103.44303827411</text:p>
          </table:table-cell>
          <table:table-cell table:formula="of:=[.C12]/[.$B$4]" office:value-type="float" office:value="0.237068829121722" calcext:value-type="float">
            <text:p>0.237068829121722</text:p>
          </table:table-cell>
          <table:table-cell table:style-name="ce16" table:formula="of:=([.D12]+[.D13])/2" office:value-type="float" office:value="0.192072965400201" calcext:value-type="float" table:number-columns-spanned="1" table:number-rows-spanned="2">
            <text:p>0.19207296540020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5.536069" calcext:value-type="float">
            <text:p>15.536069</text:p>
          </table:table-cell>
          <table:table-cell table:formula="of:=[.B2]/[.B13]" office:value-type="float" office:value="5647.76070446134" calcext:value-type="float">
            <text:p>5647.76070446134</text:p>
          </table:table-cell>
          <table:table-cell table:formula="of:=[.C13]/[.$B$4]" office:value-type="float" office:value="0.147077101678681" calcext:value-type="float">
            <text:p>0.147077101678681</text:p>
          </table:table-cell>
          <table:covered-table-cell table:style-name="ce16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2">
            <text:p>6+6</text:p>
          </table:table-cell>
          <table:table-cell office:value-type="float" office:value="21.641155" calcext:value-type="float">
            <text:p>21.641155</text:p>
          </table:table-cell>
          <table:table-cell table:formula="of:=[.B2]/[.B14]" office:value-type="float" office:value="4054.49709130589" calcext:value-type="float">
            <text:p>4054.49709130589</text:p>
          </table:table-cell>
          <table:table-cell table:formula="of:=[.C14]/[.$B$4]" office:value-type="float" office:value="0.105585861752758" calcext:value-type="float">
            <text:p>0.105585861752758</text:p>
          </table:table-cell>
          <table:table-cell table:style-name="ce17" table:formula="of:=([.D14]+[.D15])/2" office:value-type="float" office:value="0.0941105316246017" calcext:value-type="float" table:number-columns-spanned="1" table:number-rows-spanned="2">
            <text:p>0.094110531624602</text:p>
          </table:table-cell>
          <table:table-cell table:number-columns-repeated="6"/>
        </table:table-row>
        <table:table-row table:style-name="ro1">
          <table:covered-table-cell table:style-name="ce6"/>
          <table:table-cell table:style-name="ce14" office:value-type="float" office:value="27.651654" calcext:value-type="float">
            <text:p>27.651654</text:p>
          </table:table-cell>
          <table:table-cell table:style-name="ce14" table:formula="of:=[.B2]/[.B15]" office:value-type="float" office:value="3173.19173746352" calcext:value-type="float">
            <text:p>3173.19173746352</text:p>
          </table:table-cell>
          <table:table-cell table:style-name="ce14" table:formula="of:=[.C15]/[.$B$4]" office:value-type="float" office:value="0.0826352014964458" calcext:value-type="float">
            <text:p>0.082635201496446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ce7"/>
          <table:table-cell table:number-columns-repeated="10"/>
        </table:table-row>
        <table:table-row table:style-name="ro1">
          <table:table-cell table:style-name="ce1" office:value-type="string" calcext:value-type="string">
            <text:p>Nº total de bits</text:p>
          </table:table-cell>
          <table:table-cell table:style-name="ce10" office:value-type="float" office:value="87744" calcext:value-type="float">
            <text:p>8774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º total de bytes</text:p>
          </table:table-cell>
          <table:table-cell table:style-name="ce11" office:value-type="float" office:value="10968" calcext:value-type="float">
            <text:p>1096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 (baudrate)</text:p>
          </table:table-cell>
          <table:table-cell table:style-name="ce11" office:value-type="float" office:value="38400" calcext:value-type="float">
            <text:p>384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Tamanho de cada pacote (bytes)</text:p>
          </table:table-cell>
          <table:table-cell table:style-name="ce12" office:value-type="string" calcext:value-type="string">
            <text:p>Tempo (s)</text:p>
          </table:table-cell>
          <table:table-cell table:style-name="ce12" office:value-type="string" calcext:value-type="string">
            <text:p>R (bits/tempo)</text:p>
          </table:table-cell>
          <table:table-cell table:style-name="ce12" office:value-type="string" calcext:value-type="string">
            <text:p>S (R/C)</text:p>
          </table:table-cell>
          <table:table-cell table:style-name="ce15" office:value-type="string" calcext:value-type="string">
            <text:p>S (R/C) Média</text:p>
          </table:table-cell>
          <table:table-cell table:number-columns-repeated="6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7.189235" calcext:value-type="float">
            <text:p>7.189235</text:p>
          </table:table-cell>
          <table:table-cell table:formula="of:=[.B$17]/[.B22]" office:value-type="float" office:value="12204.9147092841" calcext:value-type="float">
            <text:p>12204.9147092841</text:p>
          </table:table-cell>
          <table:table-cell table:formula="of:=[.C22]/[.B$19]" office:value-type="float" office:value="0.317836320554273" calcext:value-type="float">
            <text:p>0.317836320554273</text:p>
          </table:table-cell>
          <table:table-cell table:style-name="ce16" table:formula="of:=([.D22]+[.D23])/2" office:value-type="float" office:value="0.317418553718813" calcext:value-type="float" table:number-columns-spanned="1" table:number-rows-spanned="2">
            <text:p>0.317418553718813</text:p>
          </table:table-cell>
          <table:table-cell table:number-columns-repeated="6"/>
        </table:table-row>
        <table:table-row table:style-name="ro1">
          <table:covered-table-cell office:value-type="float" office:value="50" calcext:value-type="float">
            <text:p>50</text:p>
          </table:covered-table-cell>
          <table:table-cell office:value-type="float" office:value="7.208184" calcext:value-type="float">
            <text:p>7.208184</text:p>
          </table:table-cell>
          <table:table-cell table:formula="of:=[.B$17]/[.B23]" office:value-type="float" office:value="12172.8302163208" calcext:value-type="float">
            <text:p>12172.8302163208</text:p>
          </table:table-cell>
          <table:table-cell table:formula="of:=[.C23]/[.B$19]" office:value-type="float" office:value="0.317000786883354" calcext:value-type="float">
            <text:p>0.317000786883354</text:p>
          </table:table-cell>
          <table:covered-table-cell table:style-name="ce18"/>
          <table:table-cell table:number-columns-repeated="6"/>
        </table:table-row>
        <table:table-row table:style-name="ro1">
          <table:table-cell office:value-type="float" office:value="50" calcext:value-type="float" table:number-columns-spanned="1" table:number-rows-spanned="2">
            <text:p>50</text:p>
          </table:table-cell>
          <table:table-cell office:value-type="float" office:value="4.209936" calcext:value-type="float">
            <text:p>4.209936</text:p>
          </table:table-cell>
          <table:table-cell table:formula="of:=[.B$17]/[.B24]" office:value-type="float" office:value="20842.1220655136" calcext:value-type="float">
            <text:p>20842.1220655136</text:p>
          </table:table-cell>
          <table:table-cell table:formula="of:=[.C24]/[.B$19]" office:value-type="float" office:value="0.542763595456083" calcext:value-type="float">
            <text:p>0.542763595456083</text:p>
          </table:table-cell>
          <table:table-cell table:style-name="ce16" table:formula="of:=([.D24]+[.D25])/2" office:value-type="float" office:value="0.542842907152173" calcext:value-type="float" table:number-columns-spanned="1" table:number-rows-spanned="2">
            <text:p>0.542842907152173</text:p>
          </table:table-cell>
          <table:table-cell table:number-columns-repeated="6"/>
        </table:table-row>
        <table:table-row table:style-name="ro1">
          <table:covered-table-cell office:value-type="float" office:value="250" calcext:value-type="float">
            <text:p>250</text:p>
          </table:covered-table-cell>
          <table:table-cell office:value-type="float" office:value="4.208706" calcext:value-type="float">
            <text:p>4.208706</text:p>
          </table:table-cell>
          <table:table-cell table:formula="of:=[.B$17]/[.B25]" office:value-type="float" office:value="20848.2132037733" calcext:value-type="float">
            <text:p>20848.2132037733</text:p>
          </table:table-cell>
          <table:table-cell table:formula="of:=[.C25]/[.B$19]" office:value-type="float" office:value="0.542922218848264" calcext:value-type="float">
            <text:p>0.542922218848264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3.618299" calcext:value-type="float">
            <text:p>3.618299</text:p>
          </table:table-cell>
          <table:table-cell table:formula="of:=[.B$17]/[.B26]" office:value-type="float" office:value="24250.06888596" calcext:value-type="float">
            <text:p>24250.06888596</text:p>
          </table:table-cell>
          <table:table-cell table:formula="of:=[.C26]/[.B$19]" office:value-type="float" office:value="0.631512210571874" calcext:value-type="float">
            <text:p>0.631512210571874</text:p>
          </table:table-cell>
          <table:table-cell table:style-name="ce16" table:formula="of:=([.D26]+[.D27])/2" office:value-type="float" office:value="0.63156466642067" calcext:value-type="float" table:number-columns-spanned="1" table:number-rows-spanned="2">
            <text:p>0.6315646664206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3.617698" calcext:value-type="float">
            <text:p>3.617698</text:p>
          </table:table-cell>
          <table:table-cell table:formula="of:=[.B$17]/[.B27]" office:value-type="float" office:value="24254.0974951475" calcext:value-type="float">
            <text:p>24254.0974951475</text:p>
          </table:table-cell>
          <table:table-cell table:formula="of:=[.C27]/[.B$19]" office:value-type="float" office:value="0.631617122269465" calcext:value-type="float">
            <text:p>0.631617122269465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250" calcext:value-type="float" table:number-columns-spanned="1" table:number-rows-spanned="2">
            <text:p>250</text:p>
          </table:table-cell>
          <table:table-cell office:value-type="float" office:value="3.160965" calcext:value-type="float">
            <text:p>3.160965</text:p>
          </table:table-cell>
          <table:table-cell table:formula="of:=[.B$17]/[.B28]" office:value-type="float" office:value="27758.6116897846" calcext:value-type="float">
            <text:p>27758.6116897846</text:p>
          </table:table-cell>
          <table:table-cell table:formula="of:=[.C28]/[.B$19]" office:value-type="float" office:value="0.722880512754808" calcext:value-type="float">
            <text:p>0.722880512754808</text:p>
          </table:table-cell>
          <table:table-cell table:style-name="ce16" table:formula="of:=([.D28]+[.D29])/2" office:value-type="float" office:value="0.722891147144255" calcext:value-type="float" table:number-columns-spanned="1" table:number-rows-spanned="2">
            <text:p>0.722891147144255</text:p>
          </table:table-cell>
          <table:table-cell table:number-columns-repeated="6"/>
        </table:table-row>
        <table:table-row table:style-name="ro1">
          <table:covered-table-cell table:style-name="ce8"/>
          <table:table-cell office:value-type="float" office:value="3.160872" calcext:value-type="float">
            <text:p>3.160872</text:p>
          </table:table-cell>
          <table:table-cell table:formula="of:=[.B$17]/[.B29]" office:value-type="float" office:value="27759.4284108942" calcext:value-type="float">
            <text:p>27759.4284108942</text:p>
          </table:table-cell>
          <table:table-cell table:formula="of:=[.C29]/[.B$19]" office:value-type="float" office:value="0.722901781533703" calcext:value-type="float">
            <text:p>0.722901781533703</text:p>
          </table:table-cell>
          <table:covered-table-cell table:style-name="ce16"/>
          <table:table-cell table:number-columns-repeated="6"/>
        </table:table-row>
        <table:table-row table:style-name="ro1">
          <table:table-cell table:style-name="ce5" office:value-type="float" office:value="500" calcext:value-type="float" table:number-columns-spanned="1" table:number-rows-spanned="2">
            <text:p>500</text:p>
          </table:table-cell>
          <table:table-cell office:value-type="float" office:value="3.03812" calcext:value-type="float">
            <text:p>3.03812</text:p>
          </table:table-cell>
          <table:table-cell table:formula="of:=[.B$17]/[.B30]" office:value-type="float" office:value="28881.0185246139" calcext:value-type="float">
            <text:p>28881.0185246139</text:p>
          </table:table-cell>
          <table:table-cell table:formula="of:=[.C30]/[.B$19]" office:value-type="float" office:value="0.75210985741182" calcext:value-type="float">
            <text:p>0.75210985741182</text:p>
          </table:table-cell>
          <table:table-cell table:style-name="ce17" table:formula="of:=([.D30]+[.D31])/2" office:value-type="float" office:value="0.752057011280246" calcext:value-type="float" table:number-columns-spanned="1" table:number-rows-spanned="2">
            <text:p>0.7520570112802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47719" calcext:value-type="float">
            <text:p>3.447719</text:p>
          </table:table-cell>
          <table:table-cell office:value-type="float" office:value="3.446975" calcext:value-type="float">
            <text:p>3.446975</text:p>
          </table:table-cell>
          <table:table-cell/>
          <table:table-cell office:value-type="string" calcext:value-type="string">
            <text:p>T_Prop</text:p>
          </table:table-cell>
        </table:table-row>
        <table:table-row table:style-name="ro1">
          <table:covered-table-cell table:style-name="ce6"/>
          <table:table-cell table:style-name="ce14" office:value-type="float" office:value="3.038547" calcext:value-type="float">
            <text:p>3.038547</text:p>
          </table:table-cell>
          <table:table-cell table:style-name="ce14" table:formula="of:=[.B$17]/[.B31]" office:value-type="float" office:value="28876.959941709" calcext:value-type="float">
            <text:p>28876.959941709</text:p>
          </table:table-cell>
          <table:table-cell table:style-name="ce14" table:formula="of:=[.C31]/[.B$19]" office:value-type="float" office:value="0.752004165148671" calcext:value-type="float">
            <text:p>0.752004165148671</text:p>
          </table:table-cell>
          <table:covered-table-cell table:style-name="ce17"/>
          <table:table-cell/>
          <table:table-cell office:value-type="float" office:value="5" calcext:value-type="float">
            <text:p>5</text:p>
          </table:table-cell>
          <table:table-cell office:value-type="float" office:value="5.3711311" calcext:value-type="float">
            <text:p>5.3711311</text:p>
          </table:table-cell>
          <table:table-cell office:value-type="float" office:value="5.370572" calcext:value-type="float">
            <text:p>5.37057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.255442" calcext:value-type="float">
            <text:p>8.255442</text:p>
          </table:table-cell>
          <table:table-cell office:value-type="float" office:value="8.254573" calcext:value-type="float">
            <text:p>8.2545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º total de bits</text:p>
          </table:table-cell>
          <table:table-cell table:style-name="ce10" office:value-type="float" office:value="87744" calcext:value-type="float">
            <text:p>8774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1.718558" calcext:value-type="float">
            <text:p>21.718558</text:p>
          </table:table-cell>
          <table:table-cell office:value-type="float" office:value="21.720161" calcext:value-type="float">
            <text:p>21.7201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º total de bytes</text:p>
          </table:table-cell>
          <table:table-cell table:style-name="ce11" office:value-type="float" office:value="10968" calcext:value-type="float">
            <text:p>10968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C (baudrate)</text:p>
          </table:table-cell>
          <table:table-cell table:style-name="ce12" office:value-type="string" calcext:value-type="string">
            <text:p>Tempo (s)</text:p>
          </table:table-cell>
          <table:table-cell table:style-name="ce12" office:value-type="string" calcext:value-type="string">
            <text:p>R (bits/tempo)</text:p>
          </table:table-cell>
          <table:table-cell table:style-name="ce12" office:value-type="string" calcext:value-type="string">
            <text:p>S (R/C)</text:p>
          </table:table-cell>
          <table:table-cell table:style-name="ce15" office:value-type="string" calcext:value-type="string">
            <text:p>S (R/C) Média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54.74" calcext:value-type="float">
            <text:p>54.74</text:p>
          </table:table-cell>
          <table:table-cell table:formula="of:=[.B$33]/[.B37]" office:value-type="float" office:value="1602.92290829375" calcext:value-type="float">
            <text:p>1602.92290829375</text:p>
          </table:table-cell>
          <table:table-cell table:formula="of:=[.C$37]/[.A$37]" office:value-type="float" office:value="0.667884545122397" calcext:value-type="float">
            <text:p>0.667884545122397</text:p>
          </table:table-cell>
          <table:table-cell table:style-name="ce16" table:formula="of:=[.C$37]/[.A$37]" office:value-type="float" office:value="0.667884545122397" calcext:value-type="float" table:number-columns-spanned="1" table:number-rows-spanned="2">
            <text:p>0.66788454512239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4.74" calcext:value-type="float">
            <text:p>54.74</text:p>
          </table:table-cell>
          <table:table-cell table:formula="of:=[.B$33]/[.B38]" office:value-type="float" office:value="1602.92290829375" calcext:value-type="float">
            <text:p>1602.92290829375</text:p>
          </table:table-cell>
          <table:table-cell table:formula="of:=[.C$37]/[.A$37]" office:value-type="float" office:value="0.667884545122397" calcext:value-type="float">
            <text:p>0.667884545122397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7.39" calcext:value-type="float">
            <text:p>27.39</text:p>
          </table:table-cell>
          <table:table-cell table:formula="of:=[.B$33]/[.B39]" office:value-type="float" office:value="3203.50492880613" calcext:value-type="float">
            <text:p>3203.50492880613</text:p>
          </table:table-cell>
          <table:table-cell table:formula="of:=[.C$39]/[.A$39]" office:value-type="float" office:value="0.667396860167945" calcext:value-type="float">
            <text:p>0.667396860167945</text:p>
          </table:table-cell>
          <table:table-cell table:style-name="ce16" table:formula="of:=[.C$39]/[.A$39]" office:value-type="float" office:value="0.667396860167945" calcext:value-type="float" table:number-columns-spanned="1" table:number-rows-spanned="2">
            <text:p>0.667396860167945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7.39" calcext:value-type="float">
            <text:p>27.39</text:p>
          </table:table-cell>
          <table:table-cell table:formula="of:=[.B$33]/[.B40]" office:value-type="float" office:value="3203.50492880613" calcext:value-type="float">
            <text:p>3203.50492880613</text:p>
          </table:table-cell>
          <table:table-cell table:formula="of:=[.C$39]/[.A$39]" office:value-type="float" office:value="0.667396860167945" calcext:value-type="float">
            <text:p>0.667396860167945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71" calcext:value-type="float">
            <text:p>13.71</text:p>
          </table:table-cell>
          <table:table-cell table:formula="of:=[.B$33]/[.B41]" office:value-type="float" office:value="6400" calcext:value-type="float">
            <text:p>6400</text:p>
          </table:table-cell>
          <table:table-cell table:formula="of:=[.C$41]/[.A$41]" office:value-type="float" office:value="0.666666666666667" calcext:value-type="float">
            <text:p>0.666666666666667</text:p>
          </table:table-cell>
          <table:table-cell table:style-name="ce16" table:formula="of:=[.C$41]/[.A$41]" office:value-type="float" office:value="0.666666666666667" calcext:value-type="float" table:number-columns-spanned="1" table:number-rows-spanned="2">
            <text:p>0.66666666666666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3.71" calcext:value-type="float">
            <text:p>13.71</text:p>
          </table:table-cell>
          <table:table-cell table:formula="of:=[.B$33]/[.B42]" office:value-type="float" office:value="6400" calcext:value-type="float">
            <text:p>6400</text:p>
          </table:table-cell>
          <table:table-cell table:formula="of:=[.C$41]/[.A$41]" office:value-type="float" office:value="0.666666666666667" calcext:value-type="float">
            <text:p>0.666666666666667</text:p>
          </table:table-cell>
          <table:covered-table-cell table:style-name="ce16"/>
          <table:table-cell table:number-columns-repeated="6"/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6.87" calcext:value-type="float">
            <text:p>6.87</text:p>
          </table:table-cell>
          <table:table-cell table:formula="of:=[.B$33]/[.B43]" office:value-type="float" office:value="12772.0524017467" calcext:value-type="float">
            <text:p>12772.0524017467</text:p>
          </table:table-cell>
          <table:table-cell table:formula="of:=[.C$43]/[.A$43]" office:value-type="float" office:value="0.665211062590975" calcext:value-type="float">
            <text:p>0.665211062590975</text:p>
          </table:table-cell>
          <table:table-cell table:style-name="ce16" table:formula="of:=[.C$43]/[.A$43]" office:value-type="float" office:value="0.665211062590975" calcext:value-type="float" table:number-columns-spanned="1" table:number-rows-spanned="2">
            <text:p>0.665211062590975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.87" calcext:value-type="float">
            <text:p>6.87</text:p>
          </table:table-cell>
          <table:table-cell table:formula="of:=[.B$33]/[.B44]" office:value-type="float" office:value="12772.0524017467" calcext:value-type="float">
            <text:p>12772.0524017467</text:p>
          </table:table-cell>
          <table:table-cell table:formula="of:=[.C$43]/[.A$43]" office:value-type="float" office:value="0.665211062590975" calcext:value-type="float">
            <text:p>0.665211062590975</text:p>
          </table:table-cell>
          <table:covered-table-cell table:style-name="ce16"/>
          <table:table-cell table:number-columns-repeated="6"/>
        </table:table-row>
        <table:table-row table:style-name="ro1">
          <table:table-cell table:style-name="ce5" office:value-type="float" office:value="38400" calcext:value-type="float" table:number-columns-spanned="1" table:number-rows-spanned="2">
            <text:p>38400</text:p>
          </table:table-cell>
          <table:table-cell office:value-type="float" office:value="3.45" calcext:value-type="float">
            <text:p>3.45</text:p>
          </table:table-cell>
          <table:table-cell table:formula="of:=[.B$33]/[.B45]" office:value-type="float" office:value="25433.0434782609" calcext:value-type="float">
            <text:p>25433.0434782609</text:p>
          </table:table-cell>
          <table:table-cell table:formula="of:=[.C$45]/[.A$45]" office:value-type="float" office:value="0.66231884057971" calcext:value-type="float">
            <text:p>0.66231884057971</text:p>
          </table:table-cell>
          <table:table-cell table:style-name="ce17" table:formula="of:=[.C$45]/[.A$45]" office:value-type="float" office:value="0.66231884057971" calcext:value-type="float" table:number-columns-spanned="1" table:number-rows-spanned="2">
            <text:p>0.66231884057971</text:p>
          </table:table-cell>
          <table:table-cell table:number-columns-repeated="6"/>
        </table:table-row>
        <table:table-row table:style-name="ro1">
          <table:covered-table-cell table:style-name="ce5"/>
          <table:table-cell table:style-name="ce14" office:value-type="float" office:value="3.45" calcext:value-type="float">
            <text:p>3.45</text:p>
          </table:table-cell>
          <table:table-cell table:style-name="ce14" table:formula="of:=[.B$33]/[.B46]" office:value-type="float" office:value="25433.0434782609" calcext:value-type="float">
            <text:p>25433.0434782609</text:p>
          </table:table-cell>
          <table:table-cell table:style-name="ce14" table:formula="of:=[.C$45]/[.A$45]" office:value-type="float" office:value="0.66231884057971" calcext:value-type="float">
            <text:p>0.66231884057971</text:p>
          </table:table-cell>
          <table:covered-table-cell table:style-name="ce17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Nº total de bits</text:p>
          </table:table-cell>
          <table:table-cell table:style-name="ce10" office:value-type="float" office:value="87744" calcext:value-type="float">
            <text:p>8774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º total de bytes</text:p>
          </table:table-cell>
          <table:table-cell table:style-name="ce11" office:value-type="float" office:value="10968" calcext:value-type="float">
            <text:p>1096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 (baudrate)</text:p>
          </table:table-cell>
          <table:table-cell table:style-name="ce11" office:value-type="float" office:value="38400" calcext:value-type="float">
            <text:p>38400</text:p>
          </table:table-cell>
          <table:table-cell table:number-columns-repeated="9"/>
        </table:table-row>
        <table:table-row table:style-name="ro1">
          <table:table-cell table:style-name="ce9" table:number-columns-repeated="5"/>
          <table:table-cell table:number-columns-repeated="6"/>
        </table:table-row>
        <table:table-row table:style-name="ro1">
          <table:table-cell table:style-name="ce3" office:value-type="string" calcext:value-type="string">
            <text:p>Percentagem de erro (%T_Prop)</text:p>
          </table:table-cell>
          <table:table-cell table:style-name="ce12" office:value-type="string" calcext:value-type="string">
            <text:p>Tempo (s)</text:p>
          </table:table-cell>
          <table:table-cell table:style-name="ce12" office:value-type="string" calcext:value-type="string">
            <text:p>R (bits/tempo)</text:p>
          </table:table-cell>
          <table:table-cell table:style-name="ce12" office:value-type="string" calcext:value-type="string">
            <text:p>S (R/C)</text:p>
          </table:table-cell>
          <table:table-cell table:style-name="ce15" office:value-type="string" calcext:value-type="string">
            <text:p>S (R/C) Média</text:p>
          </table:table-cell>
          <table:table-cell table:number-columns-repeated="6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.447719" calcext:value-type="float">
            <text:p>3.447719</text:p>
          </table:table-cell>
          <table:table-cell table:formula="of:=[.B$50]/[.B53]" office:value-type="float" office:value="11137.7986431029" calcext:value-type="float">
            <text:p>11137.7986431029</text:p>
          </table:table-cell>
          <table:table-cell table:formula="of:=[.C53]/[.B$50]" office:value-type="float" office:value="0.290046839664137" calcext:value-type="float">
            <text:p>0.290046839664137</text:p>
          </table:table-cell>
          <table:table-cell table:style-name="ce19" table:formula="of:=([.D53]+[.D54])/2" office:value-type="float" office:value="0.290078141725903" calcext:value-type="float" table:number-columns-spanned="1" table:number-rows-spanned="2">
            <text:p>0.290078141725903</text:p>
          </table:table-cell>
          <table:table-cell table:number-columns-repeated="6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3.446975" calcext:value-type="float">
            <text:p>3.446975</text:p>
          </table:table-cell>
          <table:table-cell table:formula="of:=[.B$50]/[.B54]" office:value-type="float" office:value="11140.2026414465" calcext:value-type="float">
            <text:p>11140.2026414465</text:p>
          </table:table-cell>
          <table:table-cell table:formula="of:=[.C54]/[.B$50]" office:value-type="float" office:value="0.290109443787669" calcext:value-type="float">
            <text:p>0.290109443787669</text:p>
          </table:table-cell>
          <table:covered-table-cell table:style-name="ce16" table:formula="of:=([.D53]+[.D54])/2" office:value-type="float" office:value="0.290078141725903" calcext:value-type="float">
            <text:p>0.290078141725903</text:p>
          </table:covered-table-cell>
          <table:table-cell table:number-columns-repeated="6"/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5.3711311" calcext:value-type="float">
            <text:p>5.3711311</text:p>
          </table:table-cell>
          <table:table-cell table:formula="of:=[.B$50]/[.B55]" office:value-type="float" office:value="7149.3321025063" calcext:value-type="float">
            <text:p>7149.3321025063</text:p>
          </table:table-cell>
          <table:table-cell table:formula="of:=[.C55]/[.B$50]" office:value-type="float" office:value="0.186180523502768" calcext:value-type="float">
            <text:p>0.186180523502768</text:p>
          </table:table-cell>
          <table:table-cell table:style-name="ce16" table:formula="of:=([.D55]+[.D56])/2" office:value-type="float" office:value="0.186190214605568" calcext:value-type="float" table:number-columns-spanned="1" table:number-rows-spanned="2">
            <text:p>0.186190214605568</text:p>
          </table:table-cell>
          <table:table-cell table:number-columns-repeated="6"/>
        </table:table-row>
        <table:table-row table:style-name="ro1">
          <table:covered-table-cell office:value-type="float" office:value="25" calcext:value-type="float">
            <text:p>25</text:p>
          </table:covered-table-cell>
          <table:table-cell office:value-type="float" office:value="5.370572" calcext:value-type="float">
            <text:p>5.370572</text:p>
          </table:table-cell>
          <table:table-cell table:formula="of:=[.B$50]/[.B56]" office:value-type="float" office:value="7150.07637920132" calcext:value-type="float">
            <text:p>7150.07637920132</text:p>
          </table:table-cell>
          <table:table-cell table:formula="of:=[.C56]/[.B$50]" office:value-type="float" office:value="0.186199905708368" calcext:value-type="float">
            <text:p>0.186199905708368</text:p>
          </table:table-cell>
          <table:covered-table-cell table:style-name="ce16" table:formula="of:=([.D55]+[.D56])/2" office:value-type="float" office:value="0.186190214605568" calcext:value-type="float">
            <text:p>0.186190214605568</text:p>
          </table:covered-table-cell>
          <table:table-cell table:number-columns-repeated="6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8.255442" calcext:value-type="float">
            <text:p>8.255442</text:p>
          </table:table-cell>
          <table:table-cell table:formula="of:=[.B$50]/[.B57]" office:value-type="float" office:value="4651.4771710588" calcext:value-type="float">
            <text:p>4651.4771710588</text:p>
          </table:table-cell>
          <table:table-cell table:formula="of:=[.C57]/[.B$50]" office:value-type="float" office:value="0.121132217996323" calcext:value-type="float">
            <text:p>0.121132217996323</text:p>
          </table:table-cell>
          <table:table-cell table:style-name="ce16" table:formula="of:=([.D57]+[.D58])/2" office:value-type="float" office:value="0.121138594092181" calcext:value-type="float" table:number-columns-spanned="1" table:number-rows-spanned="2">
            <text:p>0.12113859409218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.254573" calcext:value-type="float">
            <text:p>8.254573</text:p>
          </table:table-cell>
          <table:table-cell table:formula="of:=[.B$50]/[.B58]" office:value-type="float" office:value="4651.96685522074" calcext:value-type="float">
            <text:p>4651.96685522074</text:p>
          </table:table-cell>
          <table:table-cell table:formula="of:=[.C58]/[.B$50]" office:value-type="float" office:value="0.12114497018804" calcext:value-type="float">
            <text:p>0.12114497018804</text:p>
          </table:table-cell>
          <table:covered-table-cell table:style-name="ce16" table:formula="of:=([.D57]+[.D58])/2" office:value-type="float" office:value="0.121138594092181" calcext:value-type="float">
            <text:p>0.121138594092181</text:p>
          </table:covered-table-cell>
          <table:table-cell table:number-columns-repeated="6"/>
        </table:table-row>
        <table:table-row table:style-name="ro1">
          <table:table-cell table:style-name="ce5" office:value-type="float" office:value="25" calcext:value-type="float" table:number-columns-spanned="1" table:number-rows-spanned="2">
            <text:p>25</text:p>
          </table:table-cell>
          <table:table-cell office:value-type="float" office:value="21.718558" calcext:value-type="float">
            <text:p>21.718558</text:p>
          </table:table-cell>
          <table:table-cell table:formula="of:=[.B$50]/[.B59]" office:value-type="float" office:value="1768.07318423258" calcext:value-type="float">
            <text:p>1768.07318423258</text:p>
          </table:table-cell>
          <table:table-cell table:formula="of:=[.C59]/[.B$50]" office:value-type="float" office:value="0.0460435725060568" calcext:value-type="float">
            <text:p>0.046043572506057</text:p>
          </table:table-cell>
          <table:table-cell table:style-name="ce17" table:formula="of:=([.D59]+[.D60])/2" office:value-type="float" office:value="0.0460418734429898" calcext:value-type="float" table:number-columns-spanned="1" table:number-rows-spanned="2">
            <text:p>0.04604187344299</text:p>
          </table:table-cell>
          <table:table-cell table:number-columns-repeated="6"/>
        </table:table-row>
        <table:table-row table:style-name="ro1">
          <table:covered-table-cell table:style-name="ce5"/>
          <table:table-cell table:style-name="ce14" office:value-type="float" office:value="21.720161" calcext:value-type="float">
            <text:p>21.720161</text:p>
          </table:table-cell>
          <table:table-cell table:style-name="ce14" table:formula="of:=[.B$50]/[.B60]" office:value-type="float" office:value="1767.94269618904" calcext:value-type="float">
            <text:p>1767.94269618904</text:p>
          </table:table-cell>
          <table:table-cell table:style-name="ce14" table:formula="of:=[.C60]/[.B$50]" office:value-type="float" office:value="0.0460401743799229" calcext:value-type="float">
            <text:p>0.046040174379923</text:p>
          </table:table-cell>
          <table:covered-table-cell table:style-name="ce17" table:formula="of:=([.D59]+[.D60])/2" office:value-type="float" office:value="0.0460418734429898" calcext:value-type="float">
            <text:p>0.04604187344299</text:p>
          </table:covered-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1:17:12.412811253</meta:creation-date>
    <dc:date>2020-11-08T19:00:04.974820430</dc:date>
    <meta:editing-duration>PT1H1M40S</meta:editing-duration>
    <meta:editing-cycles>1</meta:editing-cycles>
    <meta:document-statistic meta:table-count="1" meta:cell-count="209" meta:object-count="4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2:Sheet1.A22 Sheet1.A24:Sheet1.A24 Sheet1.A26:Sheet1.A26 Sheet1.A28:Sheet1.A28 Sheet1.A30:Sheet1.A30 Sheet1.E22:Sheet1.E22 Sheet1.E24:Sheet1.E24 Sheet1.E26:Sheet1.E26 Sheet1.E28:Sheet1.E28 Sheet1.E30:Sheet1.E30" chart:data-source-has-labels="column" svg:x="1.331cm" svg:y="0.18cm" svg:width="14.349cm" svg:height="7.659cm">
          <chartooo:coordinate-region svg:x="2.058cm" svg:y="0.379cm" svg:width="13.342cm" svg:height="6.813cm"/>
          <chart:axis chart:dimension="x" chart:name="primary-x" chart:style-name="ch3" chartooo:axis-type="auto">
            <chartooo:date-scale/>
            <chart:title svg:x="5.762cm" svg:y="8.019cm" chart:style-name="ch4">
              <text:p>Tamanho de Cada Pacote (em bytes)</text:p>
            </chart:title>
            <chart:categories table:cell-range-address="Sheet1.A22:Sheet1.A22 Sheet1.A24:Sheet1.A24 Sheet1.A26:Sheet1.A26 Sheet1.A28:Sheet1.A28 Sheet1.A30:Sheet1.A30"/>
          </chart:axis>
          <chart:axis chart:dimension="y" chart:name="primary-y" chart:style-name="ch3">
            <chart:title svg:x="0.451cm" svg:y="5.548cm" chart:style-name="ch5">
              <text:p>Eficiência (S = R / C)</text:p>
            </chart:title>
            <chart:grid chart:style-name="ch6" chart:class="major"/>
          </chart:axis>
          <chart:series chart:style-name="ch7" chart:values-cell-range-address="Sheet1.E22:Sheet1.E22 Sheet1.E24:Sheet1.E24 Sheet1.E26:Sheet1.E26 Sheet1.E28:Sheet1.E28 Sheet1.E30:Sheet1.E3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2:Sheet1.A22 Sheet1.A24:Sheet1.A24 Sheet1.A26:Sheet1.A26 Sheet1.A28:Sheet1.A28 Sheet1.A30:Sheet1.A30</svg:desc>
                </draw:g>
              </table:table-cell>
              <table:table-cell office:value-type="float" office:value="0.317418553718813">
                <text:p>0.317418553718813</text:p>
                <draw:g>
                  <svg:desc>Sheet1.E22:Sheet1.E22 Sheet1.E24:Sheet1.E24 Sheet1.E26:Sheet1.E26 Sheet1.E28:Sheet1.E28 Sheet1.E30:Sheet1.E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42842907152173">
                <text:p>0.542842907152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156466642067">
                <text:p>0.631564666420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2891147144255">
                <text:p>0.7228911471442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2057011280246">
                <text:p>0.752057011280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3.283cm"/>
    </style:style>
    <style:style style:name="gr2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10.16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6.009cm" svg:height="9.023cm" xlink:href=".." xlink:type="simple" chart:class="chart:line" chart:style-name="ch1">
        <chart:plot-area chart:style-name="ch2" table:cell-range-address="Sheet1.A8:Sheet1.A8 Sheet1.A10:Sheet1.A10 Sheet1.A12:Sheet1.A12 Sheet1.A14:Sheet1.A14 Sheet1.E8:Sheet1.E8 Sheet1.E10:Sheet1.E10 Sheet1.E12:Sheet1.E12 Sheet1.E14:Sheet1.E14" chart:data-source-has-labels="column" svg:x="1.194cm" svg:y="0.18cm" svg:width="14.492cm" svg:height="8.188cm">
          <chartooo:coordinate-region svg:x="1.921cm" svg:y="0.379cm" svg:width="13.472cm" svg:height="7.342cm"/>
          <chart:axis chart:dimension="x" chart:name="primary-x" chart:style-name="ch3" chartooo:axis-type="auto">
            <chartooo:date-scale/>
            <chart:categories table:cell-range-address="Sheet1.A8:Sheet1.A8 Sheet1.A10:Sheet1.A10 Sheet1.A12:Sheet1.A12 Sheet1.A14:Sheet1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E8:Sheet1.E8 Sheet1.E10:Sheet1.E10 Sheet1.E12:Sheet1.E12 Sheet1.E14:Sheet1.E14" chart:class="chart:line">
            <chart:data-point chart:repeated="4"/>
          </chart:series>
          <chart:wall chart:style-name="ch6"/>
          <chart:floor chart:style-name="ch7"/>
        </chart:plot-area>
        <draw:frame draw:style-name="gr1" draw:text-style-name="P1" svg:width="3.283cm" svg:height="0.398cm" draw:transform="rotate (1.5707963267949) translate (0.324cm 5.885cm)">
          <draw:text-box>
            <text:p><text:span text:style-name="T1">Eficiência (S = R / C)</text:span></text:p>
          </draw:text-box>
        </draw:frame>
        <draw:frame draw:style-name="gr2" draw:text-style-name="P1" svg:width="10.162cm" svg:height="0.398cm" svg:x="3.075cm" svg:y="8.439cm">
          <draw:text-box>
            <text:p><text:span text:style-name="T1">Percentagem de er</text:span><text:span text:style-name="T1"/><text:span text:style-name="T1">ros no BCC1 + Per</text:span><text:span text:style-name="T1"/><text:span text:style-name="T1">centagem de erros </text:span><text:span text:style-name="T1">no BCC2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 + 0</text:p>
                <draw:g>
                  <svg:desc>Sheet1.A8:Sheet1.A8 Sheet1.A10:Sheet1.A10 Sheet1.A12:Sheet1.A12 Sheet1.A14:Sheet1.A14</svg:desc>
                </draw:g>
              </table:table-cell>
              <table:table-cell office:value-type="float" office:value="0.662761164205197">
                <text:p>0.662761164205197</text:p>
                <draw:g>
                  <svg:desc>Sheet1.E8:Sheet1.E8 Sheet1.E10:Sheet1.E10 Sheet1.E12:Sheet1.E12 Sheet1.E14:Sheet1.E14</svg:desc>
                </draw:g>
              </table:table-cell>
            </table:table-row>
            <table:table-row>
              <table:table-cell office:value-type="string">
                <text:p>2+2</text:p>
              </table:table-cell>
              <table:table-cell office:value-type="float" office:value="0.352318847696573">
                <text:p>0.352318847696573</text:p>
              </table:table-cell>
            </table:table-row>
            <table:table-row>
              <table:table-cell office:value-type="string">
                <text:p>4+4</text:p>
              </table:table-cell>
              <table:table-cell office:value-type="float" office:value="0.192072965400201">
                <text:p>0.192072965400201</text:p>
              </table:table-cell>
            </table:table-row>
            <table:table-row>
              <table:table-cell office:value-type="string">
                <text:p>6+6</text:p>
              </table:table-cell>
              <table:table-cell office:value-type="float" office:value="0.0941105316246017">
                <text:p>0.0941105316246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37:Sheet1.A37 Sheet1.A39:Sheet1.A39 Sheet1.A41:Sheet1.A41 Sheet1.A43:Sheet1.A43 Sheet1.A45:Sheet1.A45 Sheet1.E37:Sheet1.E37 Sheet1.E39:Sheet1.E39 Sheet1.E41:Sheet1.E41 Sheet1.E43:Sheet1.E43 Sheet1.E45:Sheet1.E45" chart:data-source-has-labels="column" svg:x="1.331cm" svg:y="0.18cm" svg:width="14.349cm" svg:height="7.659cm">
          <chartooo:coordinate-region svg:x="2.429cm" svg:y="0.379cm" svg:width="12.786cm" svg:height="6.813cm"/>
          <chart:axis chart:dimension="x" chart:name="primary-x" chart:style-name="ch3" chartooo:axis-type="auto">
            <chartooo:date-scale/>
            <chart:title svg:x="7.522cm" svg:y="8.019cm" chart:style-name="ch4">
              <text:p>Baudrate (C)</text:p>
            </chart:title>
            <chart:categories table:cell-range-address="Sheet1.A37:Sheet1.A37 Sheet1.A39:Sheet1.A39 Sheet1.A41:Sheet1.A41 Sheet1.A43:Sheet1.A43 Sheet1.A45:Sheet1.A45"/>
          </chart:axis>
          <chart:axis chart:dimension="y" chart:name="primary-y" chart:style-name="ch3">
            <chart:title svg:x="0.451cm" svg:y="5.548cm" chart:style-name="ch5">
              <text:p>Eficiência (S = R / C)</text:p>
            </chart:title>
            <chart:grid chart:style-name="ch6" chart:class="major"/>
          </chart:axis>
          <chart:series chart:style-name="ch7" chart:values-cell-range-address="Sheet1.E37:Sheet1.E37 Sheet1.E39:Sheet1.E39 Sheet1.E41:Sheet1.E41 Sheet1.E43:Sheet1.E43 Sheet1.E45:Sheet1.E4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400">
                <text:p>2400</text:p>
                <draw:g>
                  <svg:desc>Sheet1.A37:Sheet1.A37 Sheet1.A39:Sheet1.A39 Sheet1.A41:Sheet1.A41 Sheet1.A43:Sheet1.A43 Sheet1.A45:Sheet1.A45</svg:desc>
                </draw:g>
              </table:table-cell>
              <table:table-cell office:value-type="float" office:value="0.667884545122397">
                <text:p>0.667884545122397</text:p>
                <draw:g>
                  <svg:desc>Sheet1.E37:Sheet1.E37 Sheet1.E39:Sheet1.E39 Sheet1.E41:Sheet1.E41 Sheet1.E43:Sheet1.E43 Sheet1.E45:Sheet1.E45</svg:desc>
                </draw:g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667396860167945">
                <text:p>0.66739686016794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665211062590975">
                <text:p>0.66521106259097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66231884057971">
                <text:p>0.66231884057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53:Sheet1.A53 Sheet1.A55:Sheet1.A55 Sheet1.A57:Sheet1.A57 Sheet1.A59:Sheet1.A59 Sheet1.E53:Sheet1.E53 Sheet1.E55:Sheet1.E55 Sheet1.E57:Sheet1.E57 Sheet1.E59:Sheet1.E59" chart:data-source-has-labels="column" svg:x="1.331cm" svg:y="0.18cm" svg:width="14.349cm" svg:height="7.659cm">
          <chartooo:coordinate-region svg:x="2.243cm" svg:y="0.38cm" svg:width="13.25cm" svg:height="6.812cm"/>
          <chart:axis chart:dimension="x" chart:name="primary-x" chart:style-name="ch3" chartooo:axis-type="auto">
            <chartooo:date-scale/>
            <chart:title svg:x="6.093cm" svg:y="8.019cm" chart:style-name="ch4">
              <text:p>Percentagem de Erro (%T_Prop)</text:p>
            </chart:title>
            <chart:categories table:cell-range-address="Sheet1.A53:Sheet1.A53 Sheet1.A55:Sheet1.A55 Sheet1.A57:Sheet1.A57 Sheet1.A59:Sheet1.A59"/>
          </chart:axis>
          <chart:axis chart:dimension="y" chart:name="primary-y" chart:style-name="ch3">
            <chart:title svg:x="0.451cm" svg:y="5.548cm" chart:style-name="ch5">
              <text:p>Eficiência (S = R / C)</text:p>
            </chart:title>
            <chart:grid chart:style-name="ch6" chart:class="major"/>
          </chart:axis>
          <chart:series chart:style-name="ch7" chart:values-cell-range-address="Sheet1.E53:Sheet1.E53 Sheet1.E55:Sheet1.E55 Sheet1.E57:Sheet1.E57 Sheet1.E59:Sheet1.E5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53:Sheet1.A53 Sheet1.A55:Sheet1.A55 Sheet1.A57:Sheet1.A57 Sheet1.A59:Sheet1.A59</svg:desc>
                </draw:g>
              </table:table-cell>
              <table:table-cell office:value-type="float" office:value="0.290078141725903">
                <text:p>0.290078141725903</text:p>
                <draw:g>
                  <svg:desc>Sheet1.E53:Sheet1.E53 Sheet1.E55:Sheet1.E55 Sheet1.E57:Sheet1.E57 Sheet1.E59:Sheet1.E5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6190214605568">
                <text:p>0.186190214605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1138594092181">
                <text:p>0.1211385940921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460418734429898">
                <text:p>0.04604187344298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